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ohit Hindi" svg:font-family="'Lohit Hindi'"/>
    <style:font-face style:name="OpenSymbol" svg:font-family="Open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fo:line-height="150%" fo:text-align="center" style:justify-single-word="false"/>
      <style:text-properties style:font-name="Calibri" fo:font-size="12pt" fo:language="es" fo:country="ES" fo:font-weight="bold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style:font-name="Calibri" fo:font-size="12pt" fo:language="es" fo:country="ES" style:text-underline-style="solid" style:text-underline-width="auto" style:text-underline-color="font-color" fo:font-weight="normal" style:font-size-asian="12pt" style:font-weight-asian="normal" style:font-name-complex="Consolas" style:font-size-complex="12pt" style:font-weight-complex="normal"/>
    </style:style>
    <style:style style:name="P4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style:font-name="Calibri" fo:font-size="12pt" fo:language="es" fo:country="ES" fo:font-weight="normal" style:font-size-asian="12pt" style:font-weight-asian="normal" style:font-name-complex="Consolas" style:font-size-complex="12pt" style:font-weight-complex="normal"/>
    </style:style>
    <style:style style:name="P5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style:font-name="Calibri" fo:font-size="12pt" fo:language="es" fo:country="ES" style:text-underline-style="none" fo:font-weight="normal" style:font-size-asian="12pt" style:font-weight-asian="normal" style:font-name-complex="Consolas" style:font-size-complex="12pt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style:font-name="Calibri" fo:font-size="12pt" fo:font-weight="normal" style:font-size-asian="12pt" style:font-weight-asian="normal" style:font-name-complex="Consolas" style:font-size-complex="12pt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-0.0075in" style:auto-text-indent="false">
        <style:tab-stops>
          <style:tab-stop style:position="0.5in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List_20_Paragraph">
      <style:paragraph-properties fo:margin-left="-0.0075in" fo:margin-right="0in" fo:margin-top="0in" fo:margin-bottom="0in" fo:line-height="150%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font-name="Calibri" fo:font-size="12pt" fo:language="es" fo:country="ES" style:text-underline-style="solid" style:text-underline-width="auto" style:text-underline-color="font-color" fo:font-weight="normal" style:font-size-asian="12pt" style:font-weight-asian="normal" style:font-name-complex="Consolas" style:font-size-complex="12pt" style:font-weight-complex="normal"/>
    </style:style>
    <style:style style:name="P10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font-name="Calibri" fo:font-size="12pt" fo:language="es" fo:country="ES" style:text-underline-style="none" fo:font-weight="normal" style:font-size-asian="12pt" style:font-weight-asian="normal" style:font-name-complex="Consolas" style:font-size-complex="12pt" style:font-weight-complex="normal"/>
    </style:style>
    <style:style style:name="P11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style:font-name="Calibri" fo:font-size="12pt" fo:font-weight="normal" style:font-size-asian="12pt" style:font-weight-asian="normal" style:font-name-complex="Consolas" style:font-size-complex="12pt" style:font-weight-complex="normal"/>
    </style:style>
    <style:style style:name="P12" style:family="paragraph" style:parent-style-name="Standard" style:master-page-name="First_20_Page">
      <style:paragraph-properties fo:margin-top="0in" fo:margin-bottom="0in" fo:line-height="150%" fo:text-align="center" style:justify-single-word="false" style:page-number="3"/>
      <style:text-properties style:font-name="Calibri" fo:font-size="12pt" fo:language="es" fo:country="ES" fo:font-weight="bold" style:font-size-asian="12pt" style:font-weight-asian="bold" style:font-size-complex="12pt" style:font-weight-complex="bold"/>
    </style:style>
    <style:style style:name="T1" style:family="text">
      <style:text-properties style:font-name="Calibri" style:font-name-complex="Consolas"/>
    </style:style>
    <style:style style:name="T2" style:family="text">
      <style:text-properties style:font-name="Calibri" fo:language="es" fo:country="ES" style:font-name-complex="Consolas"/>
    </style:style>
    <style:style style:name="T3" style:family="text">
      <style:text-properties style:font-name="Calibri" fo:language="es" fo:country="ES" style:text-underline-style="none" style:font-name-complex="Consolas"/>
    </style:style>
    <style:style style:name="T4" style:family="text">
      <style:text-properties style:font-name="Calibri" fo:language="es" fo:country="ES" style:text-underline-style="none" style:font-name-complex="Consolas" style:text-overline-style="solid" style:text-overline-type="double" style:text-overline-width="auto" style:text-overline-color="font-color"/>
    </style:style>
    <style:style style:name="T5" style:family="text">
      <style:text-properties style:font-name="Calibri" fo:language="es" fo:country="ES" style:text-underline-style="solid" style:text-underline-width="auto" style:text-underline-color="font-color" style:font-name-complex="Consolas"/>
    </style:style>
    <style:style style:name="T6" style:family="text">
      <style:text-properties style:font-name="Calibri" fo:language="es" fo:country="ES" style:text-underline-style="solid" style:text-underline-width="auto" style:text-underline-color="font-color" style:font-name-complex="Consolas" style:text-overline-style="solid" style:text-overline-type="double" style:text-overline-width="auto" style:text-overline-color="font-color"/>
    </style:style>
    <style:style style:name="T7" style:family="text">
      <style:text-properties style:font-name="Calibri" fo:language="es" fo:country="ES" style:text-underline-style="solid" style:text-underline-width="auto" style:text-underline-color="font-color" style:font-name-complex="Consolas" style:text-overline-style="none" style:text-overline-color="font-color"/>
    </style:style>
    <style:style style:name="T8" style:family="text">
      <style:text-properties style:text-position="super 58%" style:font-name="Calibri" fo:language="es" fo:country="ES" fo:font-style="normal" style:text-underline-style="none" style:font-style-asian="normal" style:font-name-complex="Consolas" style:font-style-complex="normal"/>
    </style:style>
    <style:style style:name="T9" style:family="text">
      <style:text-properties style:text-position="super 58%" style:font-name="Calibri" fo:language="es" fo:country="ES" fo:font-style="normal" style:font-style-asian="normal" style:font-name-complex="Consolas" style:font-style-complex="normal"/>
    </style:style>
    <style:style style:name="T10" style:family="text">
      <style:text-properties style:text-position="super 58%" style:font-name="Calibri" fo:language="es" fo:country="ES" style:text-underline-style="none" style:font-name-complex="Consolas" style:text-overline-style="none" style:text-overline-color="font-color"/>
    </style:style>
    <style:style style:name="T11" style:family="text">
      <style:text-properties style:text-position="super 58%" style:font-name="Calibri" fo:language="es" fo:country="ES" style:font-name-complex="Consolas" style:text-overline-style="none" style:text-overline-color="font-color"/>
    </style:style>
    <style:style style:name="T12" style:family="text">
      <style:text-properties style:text-position="0% 100%" style:font-name="Calibri" fo:language="es" fo:country="ES" style:font-name-complex="Consolas" style:text-overline-style="none" style:text-overline-color="font-color"/>
    </style:style>
    <style:style style:name="T13" style:family="text">
      <style:text-properties style:text-position="0% 100%" style:font-name="Calibri" fo:language="es" fo:country="ES" fo:font-style="normal" style:font-style-asian="normal" style:font-name-complex="Consolas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DUCCIÓN AL MODELO RELACIONAL</text:p>
      <text:p text:style-name="P2"/>
      <text:p text:style-name="P7"><text:span text:style-name="T2">ACTIVA </text:span><text:span text:style-name="T3">(</text:span><text:span text:style-name="T6">codplan</text:span><text:span text:style-name="T8">PLAN_PREPAGO</text:span><text:span text:style-name="T3">, </text:span><text:span text:style-name="T6">numserieprod</text:span><text:span text:style-name="T10">PRODUCTO</text:span><text:span text:style-name="T3">, saldo)</text:span></text:p>
      <text:p text:style-name="P3"/>
      <text:p text:style-name="P8"><text:span text:style-name="T2">AFILIA (</text:span><text:span text:style-name="T6">codplan</text:span><text:span text:style-name="T9">PLAN_POSTPAGO</text:span><text:span text:style-name="T2">, </text:span><text:span text:style-name="T6">numserieprod</text:span><text:span text:style-name="T11">PRODUCTO</text:span><text:span text:style-name="T2">, tipo_plan)</text:span></text:p>
      <text:p text:style-name="P3"/>
      <text:p text:style-name="P8"><text:span text:style-name="T2">CLIENTE (</text:span><text:span text:style-name="T5">CI</text:span><text:span text:style-name="T2">, dirección, nombre, teléfono)</text:span></text:p>
      <text:p text:style-name="P9"/>
      <text:p text:style-name="P7"><text:span text:style-name="T3">CONSUME (</text:span><text:span text:style-name="T6">numserieprod</text:span><text:span text:style-name="T10">PRODUCTO</text:span><text:span text:style-name="T3">, </text:span><text:span text:style-name="T6">codserv</text:span><text:span text:style-name="T8">SERVICIO</text:span><text:span text:style-name="T3">, </text:span><text:span text:style-name="T5">mes</text:span><text:span text:style-name="T3">, </text:span><text:span text:style-name="T5">día</text:span><text:span text:style-name="T3">, </text:span><text:span text:style-name="T5">año</text:span><text:span text:style-name="T3">, </text:span><text:span text:style-name="T5">hora</text:span><text:span text:style-name="T3">, cantidad)</text:span></text:p>
      <text:p text:style-name="P3"/>
      <text:p text:style-name="P8"><text:span text:style-name="T2">CONTIENE (</text:span><text:span text:style-name="T6">codpaq</text:span><text:span text:style-name="T11">PAQUETE</text:span><text:span text:style-name="T12">,</text:span><text:span text:style-name="T11"> </text:span><text:span text:style-name="T6">codserv</text:span><text:span text:style-name="T9">SERVICIO</text:span><text:span text:style-name="T13">, cantidad</text:span><text:span text:style-name="T2">)</text:span></text:p>
      <text:p text:style-name="P3"/>
      <text:p text:style-name="P8"><text:span text:style-name="T2">CONTRATA (</text:span><text:span text:style-name="T6">numserieprod</text:span><text:span text:style-name="T11">PRODUCTO</text:span><text:span text:style-name="T2">, </text:span><text:span text:style-name="T6">codpaq</text:span><text:span text:style-name="T11">PAQUETE</text:span><text:span text:style-name="T2">)</text:span></text:p>
      <text:p text:style-name="P3"/>
      <text:p text:style-name="P7"><text:span text:style-name="T2">EMPRESA (</text:span><text:span text:style-name="T5">RIF</text:span><text:span text:style-name="T2">, razón_social)</text:span></text:p>
      <text:p text:style-name="P4"/>
      <text:p text:style-name="P7"><text:span text:style-name="T2">INCLUYE (</text:span><text:span text:style-name="T6">codplan</text:span><text:span text:style-name="T10">PLAN</text:span><text:span text:style-name="T3">, </text:span><text:span text:style-name="T6">codserv</text:span><text:span text:style-name="T8">SERVICIO</text:span><text:span text:style-name="T3">, tarifa, cantidad</text:span><text:span text:style-name="T2">)</text:span></text:p>
      <text:p text:style-name="P4"/>
      <text:p text:style-name="P7"><text:span text:style-name="T2"><text:tab/>PAQUETE (</text:span><text:span text:style-name="T5">código</text:span><text:span text:style-name="T2">, nombre, precio)</text:span></text:p>
      <text:p text:style-name="P4"/>
      <text:p text:style-name="P7"><text:span text:style-name="T3">PLAN (</text:span><text:span text:style-name="T5">código</text:span><text:span text:style-name="T3">, nombre, descripción, renta_básica, renta_ilimitada)</text:span></text:p>
      <text:p text:style-name="P10"/>
      <text:p text:style-name="P7"><text:span text:style-name="T2">PLAN_POSTPAGO </text:span><text:span text:style-name="T3">(</text:span><text:span text:style-name="T6">codplan</text:span><text:span text:style-name="T8">PLAN</text:span><text:span text:style-name="T2">)</text:span></text:p>
      <text:p text:style-name="P4"/>
      <text:p text:style-name="P7"><text:span text:style-name="T2">PLAN_PREPAGO </text:span><text:span text:style-name="T3">(</text:span><text:span text:style-name="T6">codplan</text:span><text:span text:style-name="T8">PLAN</text:span><text:span text:style-name="T2">)</text:span></text:p>
      <text:p text:style-name="P4"/>
      <text:p text:style-name="P7"><text:span text:style-name="T3">PRODUCTO (</text:span><text:span text:style-name="T5">numserie</text:span><text:span text:style-name="T3">, nombre, </text:span><text:span text:style-name="T4">RIFe</text:span><text:span text:style-name="T10">EMPRESA</text:span><text:span text:style-name="T3">, </text:span><text:span text:style-name="T4">CIc</text:span><text:span text:style-name="T10">CLIENTE</text:span><text:span text:style-name="T3">)</text:span></text:p>
      <text:p text:style-name="P5"/>
      <text:p text:style-name="P7"><text:span text:style-name="T2">SERVICIO </text:span><text:span text:style-name="T1">(</text:span><text:span text:style-name="T7">código</text:span><text:span text:style-name="T1">, nombre, costo, único)</text:span></text:p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/>
    <style:font-face style:name="Lohit Hindi" svg:font-family="'Lohit Hindi'"/>
    <style:font-face style:name="OpenSymbol" svg:font-family="Open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style:font-name-asian="Droid Sans Fallback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style:font-name-asian="Droid Sans Fallback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Wingdings"/>
    </style:style>
    <style:style style:name="ListLabel_20_5" style:display-name="ListLabel 5" style:family="text">
      <style:text-properties style:font-name-complex="OpenSymbol1"/>
    </style:style>
    <style:style style:name="ListLabel_20_6" style:display-name="ListLabel 6" style:family="text">
      <style:text-properties style:font-name-complex="Symbol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Wingdings"/>
    </style:style>
    <style:style style:name="ListLabel_20_9" style:display-name="ListLabel 9" style:family="text">
      <style:text-properties style:font-name-complex="OpenSymbol1"/>
    </style:style>
    <style:style style:name="ListLabel_20_10" style:display-name="ListLabel 10" style:family="text">
      <style:text-properties style:font-name-complex="Symbol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Wingdings"/>
    </style:style>
    <style:style style:name="ListLabel_20_13" style:display-name="ListLabel 13" style:family="text">
      <style:text-properties style:font-name-complex="OpenSymbol1"/>
    </style:style>
    <style:style style:name="ListLabel_20_14" style:display-name="ListLabel 14" style:family="text">
      <style:text-properties style:font-name-complex="Symbol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Wingdings"/>
    </style:style>
    <style:style style:name="ListLabel_20_17" style:display-name="ListLabel 17" style:family="text">
      <style:text-properties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-3-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Ramón El Khoury Seoane</meta:initial-creator>
    <dc:creator>Rebeca Machado</dc:creator>
    <meta:editing-cycles>12</meta:editing-cycles>
    <meta:creation-date>2013-05-08T02:26:00</meta:creation-date>
    <dc:date>2013-05-10T23:46:02</dc:date>
    <meta:editing-duration>PT8M42S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65" meta:character-count="694" meta:non-whitespace-character-count="644"/>
    <meta:user-defined meta:name="AppVersion">12.0000</meta:user-defined>
    <meta:user-defined meta:name="Company">Person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